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Mol, boundless biofuels</text:p>
      <text:p text:style-name="Text_20_body"/>
      <text:p text:style-name="Text_20_body">3 reasons why biofuels come back – climate change, energy security, increasing oil prices</text:p>
      <text:p text:style-name="Text_20_body">Global integrated biofuel network (GIBN) <text:s/>integrated with GIN of fossil fuels 303</text:p>
      <text:p text:style-name="Text_20_body">the debate about biofuels – impact on environment, on food supplies and prices, 304</text:p>
      <text:p text:style-name="Text_20_body">shift from national to global governance 307-8</text:p>
      <text:p text:style-name="Text_20_body">trends towards standardization of sustainability 309</text:p>
      <text:p text:style-name="Text_20_body">merging of GIBN with fossil fuel scape through standardization and harmonization, empowering larger actors 309</text:p>
      <text:p text:style-name="Text_20_body">how will local actors (farmers, countries) figure in the GIBN 310?</text:p>
      <text:p text:style-name="Text_20_body">could biofuels become Urryesque global fluids? 310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8T11:06:53</meta:creation-date>
    <dc:date>2010-08-18T13:45:07</dc:date>
    <meta:editing-duration>PT02H33M04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1" meta:paragraph-count="9" meta:word-count="89" meta:character-count="600"/>
  </office:meta>
</office:document-meta>
</file>